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B00000258658FA9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075in" svg:y="-0.7874in" svg:width="7.0835in" svg:height="6.6929in" draw:z-index="0"><draw:image xlink:href="Pictures/100000000000027B00000258658FA998.png" xlink:type="simple" xlink:show="embed" xlink:actuate="onLoad"/></draw:frame><draw:frame draw:style-name="fr1" draw:name="Image2" text:anchor-type="paragraph" svg:x="-0.2075in" svg:y="4.2126in" svg:width="7.0835in" svg:height="6.6929in" draw:z-index="1"><draw:image xlink:href="Pictures/100000000000027B00000258658FA9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</meta:initial-creator>
    <meta:creation-date>2014-05-28T18:08:04.834928764</meta:creation-date>
    <meta:printed-by>Christian K</meta:printed-by>
    <meta:print-date>2014-05-28T18:10:30.726495493</meta:print-date>
    <dc:date>2014-05-28T18:15:27.714348261</dc:date>
    <dc:creator>Christian K</dc:creator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2.3.3$Linux_X86_64 LibreOffice_project/420m0$Build-3</meta:generator>
  </office:meta>
</office:document-meta>
</file>